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0_1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10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Type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A. S. Solomon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August 3, 1892</text:p>
      <text:p text:style-name="P4">Month<text:tab/><text:tab/><text:tab/><text:tab/><text:tab/><text:tab/>August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5"><text:span text:style-name="T1"/></text:p>
      <text:p text:style-name="P5">MYER S. ISAACS, PRESIDENT.<text:tab/>JESSE SELIGMAN, TREASURER.<text:tab/><text:tab/>JACOB H. SCHIFF, VICE-PREST./</text:p>
      <text:p text:style-name="P5"><text:tab/>JULIUS GOLDMAN, HON. SEC'Y.<text:tab/><text:tab/>A. S. SOLOMONS, GENERAL AGENT./</text:p>
      <text:p text:style-name="P6">CENTRAL COMMITTEE OF THE BARON DE HIRSCH FUND,/</text:p>
      <text:p text:style-name="P6">EXECUTIVE OFFICE, NO. 45 BROADWAY, ROOM 89./</text:p>
      <text:p text:style-name="P7">NEW YORK, August 3d, 1892./</text:p>
      <text:p text:style-name="P5">Dr. S. Morais,/</text:p>
      <text:p text:style-name="P5"><text:tab/>546 North Fifth Street,/</text:p>
      <text:p text:style-name="P5"><text:tab/><text:tab/>Philadelphia, Pa./</text:p>
      <text:p text:style-name="P5">My dear Doctor:/</text:p>
      <text:p text:style-name="P5"><text:tab/>I have just returned to the city, and in answer to/ the closing paragraph of yours of July 22d, I enclose a letter to/ Mr. Charles Lyman, who is a particular friend of mine, and may be/ of some service to your friend, Mr. Edward B. Green./</text:p>
      <text:p text:style-name="P5"><text:tab/>Hoping you are well, and with regards,/</text:p>
      <text:p text:style-name="P5"><text:soft-page-break/><text:tab/><text:tab/>Believe me to be,/ </text:p>
      <text:p text:style-name="P5"><text:tab/><text:tab/><text:tab/>Yours truly,/</text:p>
      <text:p text:style-name="P5"><text:tab/><text:tab/><text:tab/><text:tab/>A S Solomons/</text:p>
      <text:p text:style-name="P5">(enclosure)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5T14:18:55.68</meta:creation-date>
    <dc:date>2011-12-05T14:24:53.79</dc:date>
    <dc:creator>Penn Libraries</dc:creator>
    <meta:editing-duration>PT00H05M5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5" meta:word-count="283" meta:character-count="1953"/>
  </office:meta>
</office:document-meta>
</file>